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ecification</text:p>
      <text:p text:style-name="Standard"/>
      <text:p text:style-name="Standard">Main pages:</text:p>
      <text:list xml:id="list564067874" text:style-name="L1">
        <text:list-item>
          <text:p text:style-name="P1">home page – information about site goals, widget with latest news, latest registered people in the right corner</text:p>
        </text:list-item>
        <text:list-item>
          <text:p text:style-name="P1">user's home page - is the user profile page with all his personal information</text:p>
        </text:list-item>
      </text:list>
      <text:p text:style-name="Standard">functional buttons – edit info, delete profile. Link to the page is displayed only for registered users. User can set some information not to be displayed to other users.</text:p>
      <text:list xml:id="list746094979" text:style-name="L2">
        <text:list-item>
          <text:p text:style-name="P2">main menu consists of – 'my profile', 'groups', 'users'</text:p>
        </text:list-item>
        <text:list-item>
          <text:p text:style-name="P2">there is also global search</text:p>
        </text:list-item>
        <text:list-item>
          <text:p text:style-name="P2">header consists of – log out/log in button, site logo, register link – displayed only for logged out users</text:p>
        </text:list-item>
        <text:list-item>
          <text:p text:style-name="P2">registration page</text:p>
        </text:list-item>
        <text:list-item>
          <text:p text:style-name="P2">log in form is done as pop up with username/password and link 'forgot password'</text:p>
        </text:list-item>
        <text:list-item>
          <text:p text:style-name="P2">news page – page with all news with search form, every news have its own page</text:p>
        </text:list-item>
        <text:list-item>
          <text:p text:style-name="P2">groups page – list of groups with search for groups. Groups consist of info about group, board with posts, photos, videos. Widget with all users – 3 latest are shown onl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</meta:initial-creator>
    <meta:creation-date>2014-10-18T16:32:46</meta:creation-date>
    <dc:date>2014-10-18T16:50:12</dc:date>
    <dc:creator>andrey </dc:creator>
    <meta:editing-duration>PT15S</meta:editing-duration>
    <meta:editing-cycles>1</meta:editing-cycles>
    <meta:document-statistic meta:table-count="0" meta:image-count="0" meta:object-count="0" meta:page-count="1" meta:paragraph-count="12" meta:word-count="169" meta:character-count="923" meta:non-whitespace-character-count="775"/>
    <meta:generator>LibreOffice/3.5$Linux_X86_64 LibreOffice_project/350m1$Build-2</meta:generator>
  </office:meta>
</office:document-meta>
</file>